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071in"/>
    </style:style>
    <style:style style:name="co2" style:family="table-column">
      <style:table-column-properties fo:break-before="auto" style:column-width="0.959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628in"/>
    </style:style>
    <style:style style:name="co5" style:family="table-column">
      <style:table-column-properties fo:break-before="auto" style:column-width="0.2646in"/>
    </style:style>
    <style:style style:name="co6" style:family="table-column">
      <style:table-column-properties fo:break-before="auto" style:column-width="2.7661in"/>
    </style:style>
    <style:style style:name="co7" style:family="table-column">
      <style:table-column-properties fo:break-before="auto" style:column-width="0.2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No Context Similarities" table:style-name="ta1" table:print="false">
        <table:shapes>
          <draw:frame draw:z-index="0" draw:style-name="gr1" svg:width="6.2988in" svg:height="3.5429in" svg:x="13.3772in" svg:y="0.102in">
            <draw:object draw:notify-on-update-of-ranges="'No Context Similarities'.C1:'No Context Similarities'.C8 'No Context Similarities'.D1:'No Context Similarities'.D8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svg:width="6.2988in" svg:height="3.5429in" svg:x="13.3992in" svg:y="3.8201in">
            <draw:object draw:notify-on-update-of-ranges="'No Context Similarities'.H1:'No Context Similarities'.H8 'No Context Similarities'.I1:'No Context Similarities'.I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svg:width="6.2988in" svg:height="3.5429in" svg:x="13.3441in" svg:y="7.6118in">
            <draw:object draw:notify-on-update-of-ranges="'No Context Similarities'.M1:'No Context Similarities'.M7 'No Context Similarities'.N1:'No Context Similarities'.N7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 office:value-type="string">
            <text:p>Jaccard:</text:p>
          </table:table-cell>
          <table:table-cell office:value-type="float" office:value="0.294498381877023">
            <text:p>0.2944983819</text:p>
          </table:table-cell>
          <table:table-cell office:value-type="float" office:value="0.29">
            <text:p>0.2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Overlap:</text:p>
          </table:table-cell>
          <table:table-cell office:value-type="float" office:value="0.621527777777778">
            <text:p>0.6215277778</text:p>
          </table:table-cell>
          <table:table-cell office:value-type="float" office:value="0.62">
            <text:p>0.6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sine:</text:p>
          </table:table-cell>
          <table:table-cell office:value-type="float" office:value="0.90424696910646">
            <text:p>0.9042469691</text:p>
          </table:table-cell>
          <table:table-cell office:value-type="float" office:value="0.9">
            <text:p>0.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297734627831715">
            <text:p>0.2977346278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Overlap:</text:p>
          </table:table-cell>
          <table:table-cell office:value-type="float" office:value="0.626736111111111">
            <text:p>0.6267361111</text:p>
          </table:table-cell>
          <table:table-cell office:value-type="float" office:value="0.63">
            <text:p>0.6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osine:</text:p>
          </table:table-cell>
          <table:table-cell office:value-type="float" office:value="0.906403443936885">
            <text:p>0.9064034439</text:p>
          </table:table-cell>
          <table:table-cell office:value-type="float" office:value="0.91">
            <text:p>0.9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297734627831715">
            <text:p>0.2977346278</text:p>
          </table:table-cell>
          <table:table-cell office:value-type="float" office:value="0.31">
            <text:p>0.31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Overlap:</text:p>
          </table:table-cell>
          <table:table-cell office:value-type="float" office:value="0.628472222222222">
            <text:p>0.6284722222</text:p>
          </table:table-cell>
          <table:table-cell office:value-type="float" office:value="0.64">
            <text:p>0.64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Cosine:</text:p>
          </table:table-cell>
          <table:table-cell office:value-type="float" office:value="0.910214101497065">
            <text:p>0.9102141015</text:p>
          </table:table-cell>
          <table:table-cell office:value-type="float" office:value="0.92">
            <text:p>0.92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300970873786408">
            <text:p>0.3009708738</text:p>
          </table:table-cell>
          <table:table-cell office:value-type="float" office:value="0.32">
            <text:p>0.32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Overlap:</text:p>
          </table:table-cell>
          <table:table-cell office:value-type="float" office:value="0.630208333333333">
            <text:p>0.6302083333</text:p>
          </table:table-cell>
          <table:table-cell office:value-type="float" office:value="0.65">
            <text:p>0.65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Cosine:</text:p>
          </table:table-cell>
          <table:table-cell office:value-type="float" office:value="0.910559027556851">
            <text:p>0.9105590276</text:p>
          </table:table-cell>
          <table:table-cell office:value-type="float" office:value="0.93">
            <text:p>0.93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3042071197411">
            <text:p>0.3042071197</text:p>
          </table:table-cell>
          <table:table-cell office:value-type="float" office:value="0.33">
            <text:p>0.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Overlap:</text:p>
          </table:table-cell>
          <table:table-cell office:value-type="float" office:value="0.633680555555556">
            <text:p>0.6336805556</text:p>
          </table:table-cell>
          <table:table-cell office:value-type="float" office:value="0.66">
            <text:p>0.66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Cosine:</text:p>
          </table:table-cell>
          <table:table-cell office:value-type="float" office:value="0.911339282717155">
            <text:p>0.9113392827</text:p>
          </table:table-cell>
          <table:table-cell office:value-type="float" office:value="0.94">
            <text:p>0.94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307443365695793">
            <text:p>0.3074433657</text:p>
          </table:table-cell>
          <table:table-cell office:value-type="float" office:value="0.34">
            <text:p>0.34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Overlap:</text:p>
          </table:table-cell>
          <table:table-cell office:value-type="float" office:value="0.637152777777778">
            <text:p>0.6371527778</text:p>
          </table:table-cell>
          <table:table-cell office:value-type="float" office:value="0.67">
            <text:p>0.67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Cosine:</text:p>
          </table:table-cell>
          <table:table-cell office:value-type="float" office:value="0.913332834495234">
            <text:p>0.9133328345</text:p>
          </table:table-cell>
          <table:table-cell office:value-type="float" office:value="0.95">
            <text:p>0.95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307443365695793">
            <text:p>0.3074433657</text:p>
          </table:table-cell>
          <table:table-cell office:value-type="float" office:value="0.35">
            <text:p>0.3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Overlap:</text:p>
          </table:table-cell>
          <table:table-cell office:value-type="float" office:value="0.638888888888889">
            <text:p>0.6388888889</text:p>
          </table:table-cell>
          <table:table-cell office:value-type="float" office:value="0.68">
            <text:p>0.68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Cosine:</text:p>
          </table:table-cell>
          <table:table-cell office:value-type="float" office:value="0.914787602430972">
            <text:p>0.9147876024</text:p>
          </table:table-cell>
          <table:table-cell office:value-type="float" office:value="0.96">
            <text:p>0.96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310679611650485">
            <text:p>0.3106796117</text:p>
          </table:table-cell>
          <table:table-cell office:value-type="float" office:value="0.36">
            <text:p>0.3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verlap:</text:p>
          </table:table-cell>
          <table:table-cell office:value-type="float" office:value="0.642361111111111">
            <text:p>0.6423611111</text:p>
          </table:table-cell>
          <table:table-cell office:value-type="float" office:value="0.69">
            <text:p>0.6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sine:</text:p>
          </table:table-cell>
          <table:table-cell office:value-type="float" office:value="0.91676235056842">
            <text:p>0.9167623506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10679611650485">
            <text:p>0.3106796117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42361111111111">
            <text:p>0.642361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17243533528607">
            <text:p>0.917243533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10679611650485">
            <text:p>0.3106796117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42361111111111">
            <text:p>0.642361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2056411399535">
            <text:p>0.920564114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10679611650485">
            <text:p>0.3106796117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42361111111111">
            <text:p>0.642361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20566310423533">
            <text:p>0.9205663104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10679611650485">
            <text:p>0.3106796117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44097222222222">
            <text:p>0.6440972222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21053789095048">
            <text:p>0.921053789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10679611650485">
            <text:p>0.3106796117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45833333333333">
            <text:p>0.645833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22692774959454">
            <text:p>0.92269277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13915857605178">
            <text:p>0.313915857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45833333333333">
            <text:p>0.645833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23160040739937">
            <text:p>0.9231600407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13915857605178">
            <text:p>0.313915857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47569444444444">
            <text:p>0.647569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24118860793651">
            <text:p>0.924118860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13915857605178">
            <text:p>0.313915857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47569444444444">
            <text:p>0.647569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25819516154838">
            <text:p>0.925819516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17152103559871">
            <text:p>0.317152103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47569444444444">
            <text:p>0.647569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26102958895741">
            <text:p>0.926102958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17152103559871">
            <text:p>0.317152103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47569444444444">
            <text:p>0.647569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26710558481826">
            <text:p>0.926710558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17152103559871">
            <text:p>0.317152103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47569444444444">
            <text:p>0.647569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27223249504076">
            <text:p>0.927223249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0388349514563">
            <text:p>0.320388349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49305555555556">
            <text:p>0.649305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27643073513295">
            <text:p>0.927643073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0388349514563">
            <text:p>0.320388349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49305555555556">
            <text:p>0.649305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28672021008122">
            <text:p>0.92867202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0388349514563">
            <text:p>0.320388349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1041666666667">
            <text:p>0.651041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29069361187163">
            <text:p>0.929069361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0388349514563">
            <text:p>0.320388349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1041666666667">
            <text:p>0.651041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29686542152023">
            <text:p>0.929686542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0388349514563">
            <text:p>0.320388349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1041666666667">
            <text:p>0.651041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29854668812764">
            <text:p>0.929854668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0388349514563">
            <text:p>0.320388349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1041666666667">
            <text:p>0.651041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0028953734982">
            <text:p>0.9300289537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0388349514563">
            <text:p>0.320388349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1041666666667">
            <text:p>0.651041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0031933481478">
            <text:p>0.930031933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0388349514563">
            <text:p>0.320388349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1041666666667">
            <text:p>0.651041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0040869337534">
            <text:p>0.930040869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0388349514563">
            <text:p>0.320388349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2777777777778">
            <text:p>0.652777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1592938159774">
            <text:p>0.931592938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0388349514563">
            <text:p>0.320388349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2777777777778">
            <text:p>0.652777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1797639910887">
            <text:p>0.931797639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0388349514563">
            <text:p>0.320388349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2777777777778">
            <text:p>0.652777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2597569993733">
            <text:p>0.93259757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0388349514563">
            <text:p>0.320388349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2777777777778">
            <text:p>0.652777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3640718267927">
            <text:p>0.933640718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3624595469256">
            <text:p>0.323624595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2777777777778">
            <text:p>0.652777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4204444431871">
            <text:p>0.9342044444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3624595469256">
            <text:p>0.323624595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4513888888889">
            <text:p>0.654513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4232196946108">
            <text:p>0.934232196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3624595469256">
            <text:p>0.323624595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4513888888889">
            <text:p>0.654513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4380041854068">
            <text:p>0.934380041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3624595469256">
            <text:p>0.323624595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7986111111111">
            <text:p>0.657986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4793236525031">
            <text:p>0.934793236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3624595469256">
            <text:p>0.3236245955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Overlap:</text:p>
          </table:table-cell>
          <table:table-cell office:value-type="float" office:value="0.657986111111111">
            <text:p>0.6579861111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Cosine:</text:p>
          </table:table-cell>
          <table:table-cell office:value-type="float" office:value="0.935834029053416">
            <text:p>0.9358340291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Jaccard:</text:p>
          </table:table-cell>
          <table:table-cell office:value-type="float" office:value="0.323624595469256">
            <text:p>0.323624595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7986111111111">
            <text:p>0.657986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5951828147377">
            <text:p>0.935951828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3624595469256">
            <text:p>0.323624595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7986111111111">
            <text:p>0.657986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6429292555909">
            <text:p>0.9364292926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3624595469256">
            <text:p>0.323624595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9722222222222">
            <text:p>0.6597222222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6776851722547">
            <text:p>0.9367768517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3624595469256">
            <text:p>0.323624595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63194444444444">
            <text:p>0.663194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8274770744902">
            <text:p>0.9382747707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3624595469256">
            <text:p>0.323624595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63194444444444">
            <text:p>0.663194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8783098599997">
            <text:p>0.9387830986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3624595469256">
            <text:p>0.323624595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63194444444444">
            <text:p>0.663194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8859038227593">
            <text:p>0.938859038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3624595469256">
            <text:p>0.323624595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64930555555556">
            <text:p>0.664930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8929479176372">
            <text:p>0.938929479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6860841423948">
            <text:p>0.326860841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64930555555556">
            <text:p>0.664930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9466610159895">
            <text:p>0.939466610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6860841423948">
            <text:p>0.326860841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64930555555556">
            <text:p>0.664930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9723655708333">
            <text:p>0.9397236557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6860841423948">
            <text:p>0.326860841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66666666666667">
            <text:p>0.666666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9775304235691">
            <text:p>0.939775304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6860841423948">
            <text:p>0.326860841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66666666666667">
            <text:p>0.666666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0739227815794">
            <text:p>0.940739227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6860841423948">
            <text:p>0.326860841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68402777777778">
            <text:p>0.668402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1505072182334">
            <text:p>0.941505072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6860841423948">
            <text:p>0.326860841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68402777777778">
            <text:p>0.668402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2346117424783">
            <text:p>0.9423461174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0097087378641">
            <text:p>0.330097087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68402777777778">
            <text:p>0.668402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2386085363566">
            <text:p>0.9423860854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0097087378641">
            <text:p>0.3300970874</text:p>
          </table:table-cell>
          <table:table-cell office:value-type="string">
            <text:p>Median</text:p>
          </table:table-cell>
          <table:table-cell table:formula="of:=MEDIAN([.B1:.B100])" office:value-type="float" office:value="0.330097087378641">
            <text:p>0.3300970874</text:p>
          </table:table-cell>
          <table:table-cell/>
          <table:table-cell office:value-type="string">
            <text:p>Overlap:</text:p>
          </table:table-cell>
          <table:table-cell office:value-type="float" office:value="0.668402777777778">
            <text:p>0.6684027778</text:p>
          </table:table-cell>
          <table:table-cell office:value-type="string">
            <text:p>Median</text:p>
          </table:table-cell>
          <table:table-cell table:formula="of:=MEDIAN([.G1:.G100])" office:value-type="float" office:value="0.668402777777778">
            <text:p>0.6684027778</text:p>
          </table:table-cell>
          <table:table-cell/>
          <table:table-cell office:value-type="string">
            <text:p>Cosine:</text:p>
          </table:table-cell>
          <table:table-cell office:value-type="float" office:value="0.943480827891711">
            <text:p>0.9434808279</text:p>
          </table:table-cell>
          <table:table-cell office:value-type="string">
            <text:p>Median</text:p>
          </table:table-cell>
          <table:table-cell table:formula="of:=MEDIAN([.L1:.L100])" office:value-type="float" office:value="0.942933456627639">
            <text:p>0.9429334566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330097087378641">
            <text:p>0.3300970874</text:p>
          </table:table-cell>
          <table:table-cell office:value-type="string">
            <text:p>Standard Deviation</text:p>
          </table:table-cell>
          <table:table-cell table:formula="of:=STDEV([.B1:.B100])" office:value-type="float" office:value="0.0137917306533045">
            <text:p>0.0137917307</text:p>
          </table:table-cell>
          <table:table-cell/>
          <table:table-cell office:value-type="string">
            <text:p>Overlap:</text:p>
          </table:table-cell>
          <table:table-cell office:value-type="float" office:value="0.668402777777778">
            <text:p>0.6684027778</text:p>
          </table:table-cell>
          <table:table-cell office:value-type="string">
            <text:p>Standard Deviation</text:p>
          </table:table-cell>
          <table:table-cell table:formula="of:=STDEV([.G1:.G100])" office:value-type="float" office:value="0.0163962376997232">
            <text:p>0.0163962377</text:p>
          </table:table-cell>
          <table:table-cell/>
          <table:table-cell office:value-type="string">
            <text:p>Cosine:</text:p>
          </table:table-cell>
          <table:table-cell office:value-type="float" office:value="0.943497538357776">
            <text:p>0.9434975384</text:p>
          </table:table-cell>
          <table:table-cell office:value-type="string">
            <text:p>Standard Deviation</text:p>
          </table:table-cell>
          <table:table-cell table:formula="of:=STDEV([.L1:.L100])" office:value-type="float" office:value="0.0145423278753697">
            <text:p>0.0145423279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330097087378641">
            <text:p>0.3300970874</text:p>
          </table:table-cell>
          <table:table-cell office:value-type="string">
            <text:p>2Sigma</text:p>
          </table:table-cell>
          <table:table-cell table:formula="of:=[.D51]+2*[.D52]" office:value-type="float" office:value="0.35768054868525">
            <text:p>0.3576805487</text:p>
          </table:table-cell>
          <table:table-cell table:formula="of:=[.D51]-2*[.D52]" office:value-type="float" office:value="0.302513626072032">
            <text:p>0.3025136261</text:p>
          </table:table-cell>
          <table:table-cell office:value-type="string">
            <text:p>Overlap:</text:p>
          </table:table-cell>
          <table:table-cell office:value-type="float" office:value="0.668402777777778">
            <text:p>0.6684027778</text:p>
          </table:table-cell>
          <table:table-cell office:value-type="string">
            <text:p>2Sigma</text:p>
          </table:table-cell>
          <table:table-cell table:formula="of:=[.I51]+2*[.I52]" office:value-type="float" office:value="0.701195253177224">
            <text:p>0.7011952532</text:p>
          </table:table-cell>
          <table:table-cell table:formula="of:=[.I51]-2*[.I52]" office:value-type="float" office:value="0.635610302378331">
            <text:p>0.6356103024</text:p>
          </table:table-cell>
          <table:table-cell office:value-type="string">
            <text:p>Cosine:</text:p>
          </table:table-cell>
          <table:table-cell office:value-type="float" office:value="0.943843519434182">
            <text:p>0.9438435194</text:p>
          </table:table-cell>
          <table:table-cell office:value-type="string">
            <text:p>2Sigma</text:p>
          </table:table-cell>
          <table:table-cell table:formula="of:=[.N51]+2*[.N52]" office:value-type="float" office:value="0.972018112378378">
            <text:p>0.9720181124</text:p>
          </table:table-cell>
          <table:table-cell table:formula="of:=[.N51]-2*[.N52]" office:value-type="float" office:value="0.913848800876899">
            <text:p>0.9138488009</text:p>
          </table:table-cell>
        </table:table-row>
        <table:table-row table:style-name="ro1">
          <table:table-cell office:value-type="string">
            <text:p>Jaccard:</text:p>
          </table:table-cell>
          <table:table-cell office:value-type="float" office:value="0.330097087378641">
            <text:p>0.3300970874</text:p>
          </table:table-cell>
          <table:table-cell office:value-type="string">
            <text:p>3Sigma</text:p>
          </table:table-cell>
          <table:table-cell table:formula="of:=[.D51]+3*[.D52]" office:value-type="float" office:value="0.371472279338554">
            <text:p>0.3714722793</text:p>
          </table:table-cell>
          <table:table-cell table:formula="of:=[.D51]-3*[.D52]" office:value-type="float" office:value="0.288721895418727">
            <text:p>0.2887218954</text:p>
          </table:table-cell>
          <table:table-cell office:value-type="string">
            <text:p>Overlap:</text:p>
          </table:table-cell>
          <table:table-cell office:value-type="float" office:value="0.670138888888889">
            <text:p>0.6701388889</text:p>
          </table:table-cell>
          <table:table-cell office:value-type="string">
            <text:p>3Sigma</text:p>
          </table:table-cell>
          <table:table-cell table:formula="of:=[.I51]+3*[.I52]" office:value-type="float" office:value="0.717591490876947">
            <text:p>0.7175914909</text:p>
          </table:table-cell>
          <table:table-cell table:formula="of:=[.I51]-3*[.I52]" office:value-type="float" office:value="0.619214064678608">
            <text:p>0.6192140647</text:p>
          </table:table-cell>
          <table:table-cell office:value-type="string">
            <text:p>Cosine:</text:p>
          </table:table-cell>
          <table:table-cell office:value-type="float" office:value="0.94406848739792">
            <text:p>0.9440684874</text:p>
          </table:table-cell>
          <table:table-cell office:value-type="string">
            <text:p>3Sigma</text:p>
          </table:table-cell>
          <table:table-cell table:formula="of:=[.N51]+3*[.N52]" office:value-type="float" office:value="0.986560440253748">
            <text:p>0.9865604403</text:p>
          </table:table-cell>
          <table:table-cell table:formula="of:=[.N51]-3*[.N52]" office:value-type="float" office:value="0.89930647300153">
            <text:p>0.899306473</text:p>
          </table:table-cell>
        </table:table-row>
        <table:table-row table:style-name="ro1">
          <table:table-cell office:value-type="string">
            <text:p>Jaccard:</text:p>
          </table:table-cell>
          <table:table-cell office:value-type="float" office:value="0.330097087378641">
            <text:p>0.330097087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0138888888889">
            <text:p>0.670138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4725190761024">
            <text:p>0.944725190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0097087378641">
            <text:p>0.330097087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0138888888889">
            <text:p>0.670138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4991521262745">
            <text:p>0.944991521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0097087378641">
            <text:p>0.330097087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0138888888889">
            <text:p>0.670138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5040669927628">
            <text:p>0.945040669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0097087378641">
            <text:p>0.330097087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0138888888889">
            <text:p>0.670138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5109035969835">
            <text:p>0.945109036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0097087378641">
            <text:p>0.330097087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0138888888889">
            <text:p>0.670138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5152362555669">
            <text:p>0.9451523626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3333333333333">
            <text:p>0.333333333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0138888888889">
            <text:p>0.670138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5361590911529">
            <text:p>0.945361590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3333333333333">
            <text:p>0.333333333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1875">
            <text:p>0.6718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539150384206">
            <text:p>0.945391503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3333333333333">
            <text:p>0.333333333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1875">
            <text:p>0.6718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5425273332892">
            <text:p>0.945425273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3333333333333">
            <text:p>0.333333333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1875">
            <text:p>0.6718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5674761112705">
            <text:p>0.945674761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3333333333333">
            <text:p>0.333333333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1875">
            <text:p>0.6718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5996845317592">
            <text:p>0.945996845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3333333333333">
            <text:p>0.3333333333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Overlap:</text:p>
          </table:table-cell>
          <table:table-cell office:value-type="float" office:value="0.671875">
            <text:p>0.671875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Cosine:</text:p>
          </table:table-cell>
          <table:table-cell office:value-type="float" office:value="0.946071491503363">
            <text:p>0.9460714915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Jaccard:</text:p>
          </table:table-cell>
          <table:table-cell office:value-type="float" office:value="0.333333333333333">
            <text:p>0.333333333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1875">
            <text:p>0.6718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6392070907408">
            <text:p>0.946392070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3333333333333">
            <text:p>0.333333333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3611111111111">
            <text:p>0.673611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7504375716419">
            <text:p>0.9475043757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6569579288026">
            <text:p>0.33656957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3611111111111">
            <text:p>0.673611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7521873871717">
            <text:p>0.947521873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6569579288026">
            <text:p>0.33656957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3611111111111">
            <text:p>0.673611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7711149437275">
            <text:p>0.9477111494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6569579288026">
            <text:p>0.33656957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3611111111111">
            <text:p>0.673611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7753393071958">
            <text:p>0.947753393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6569579288026">
            <text:p>0.33656957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5347222222222">
            <text:p>0.6753472222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8273425271256">
            <text:p>0.948273425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6569579288026">
            <text:p>0.33656957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5347222222222">
            <text:p>0.6753472222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9220672051329">
            <text:p>0.949220672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6569579288026">
            <text:p>0.33656957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7083333333333">
            <text:p>0.677083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9658771433088">
            <text:p>0.9496587714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9805825242719">
            <text:p>0.339805825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7083333333333">
            <text:p>0.677083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974444596481">
            <text:p>0.949744446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9805825242719">
            <text:p>0.339805825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7083333333333">
            <text:p>0.677083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1346702582753">
            <text:p>0.9513467026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9805825242719">
            <text:p>0.339805825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7083333333333">
            <text:p>0.677083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1987195319495">
            <text:p>0.951987195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9805825242719">
            <text:p>0.339805825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8819444444444">
            <text:p>0.678819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2016391838628">
            <text:p>0.952016391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9805825242719">
            <text:p>0.339805825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8819444444444">
            <text:p>0.678819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2317183130478">
            <text:p>0.952317183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9805825242719">
            <text:p>0.339805825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8819444444444">
            <text:p>0.678819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2318994733619">
            <text:p>0.9523189947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9805825242719">
            <text:p>0.339805825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8819444444444">
            <text:p>0.678819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2381990930087">
            <text:p>0.952381990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43042071197411">
            <text:p>0.343042071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0555555555556">
            <text:p>0.680555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3065447427194">
            <text:p>0.9530654474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43042071197411">
            <text:p>0.343042071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0555555555556">
            <text:p>0.680555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3161398238113">
            <text:p>0.953161398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43042071197411">
            <text:p>0.343042071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0555555555556">
            <text:p>0.680555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3695464177935">
            <text:p>0.953695464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43042071197411">
            <text:p>0.343042071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0555555555556">
            <text:p>0.680555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396364293397">
            <text:p>0.953963642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43042071197411">
            <text:p>0.343042071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0555555555556">
            <text:p>0.680555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4837836898775">
            <text:p>0.954837836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43042071197411">
            <text:p>0.343042071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2291666666667">
            <text:p>0.682291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5768285700759">
            <text:p>0.9557682857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43042071197411">
            <text:p>0.343042071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2291666666667">
            <text:p>0.682291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6026178316054">
            <text:p>0.956026178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46278317152104">
            <text:p>0.346278317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2291666666667">
            <text:p>0.682291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648206905864">
            <text:p>0.956482069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46278317152104">
            <text:p>0.346278317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2291666666667">
            <text:p>0.682291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6896974739557">
            <text:p>0.9568969747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46278317152104">
            <text:p>0.346278317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2291666666667">
            <text:p>0.682291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7122044171575">
            <text:p>0.957122044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46278317152104">
            <text:p>0.346278317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2291666666667">
            <text:p>0.682291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815051213044">
            <text:p>0.958150512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49514563106796">
            <text:p>0.349514563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2291666666667">
            <text:p>0.682291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9237829839461">
            <text:p>0.959237829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49514563106796">
            <text:p>0.349514563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4027777777778">
            <text:p>0.684027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0933331756952">
            <text:p>0.960933331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49514563106796">
            <text:p>0.349514563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5763888888889">
            <text:p>0.685763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0997319399105">
            <text:p>0.9609973194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49514563106796">
            <text:p>0.349514563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75">
            <text:p>0.68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1017519050129">
            <text:p>0.961017519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49514563106796">
            <text:p>0.349514563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75">
            <text:p>0.68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2709740810135">
            <text:p>0.962709740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52750809061489">
            <text:p>0.352750809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9236111111111">
            <text:p>0.689236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4394725660238">
            <text:p>0.9643947257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52750809061489">
            <text:p>0.352750809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92708333333333">
            <text:p>0.692708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5667610905875">
            <text:p>0.965667610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55987055016181">
            <text:p>0.35598705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94444444444444">
            <text:p>0.694444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7044345802232">
            <text:p>0.967044345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62459546925566">
            <text:p>0.3624595469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96180555555556">
            <text:p>0.696180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9065825156084">
            <text:p>0.9690658252</text:p>
          </table:table-cell>
          <table:table-cell table:number-columns-repeated="3"/>
        </table:table-row>
      </table:table>
      <table:table table:name="Context Similarities" table:style-name="ta1" table:print="false">
        <table:shapes>
          <draw:frame draw:z-index="0" draw:style-name="gr1" svg:width="6.2988in" svg:height="3.5429in" svg:x="13.6846in" svg:y="0.1228in">
            <draw:object draw:notify-on-update-of-ranges="'Context Similarities'.D1:'Context Similarities'.D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svg:width="6.2988in" svg:height="3.5429in" svg:x="13.915in" svg:y="4.1756in">
            <draw:object draw:notify-on-update-of-ranges="'Context Similarities'.H1:'Context Similarities'.H8 'Context Similarities'.I1:'Context Similarities'.I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svg:width="6.2988in" svg:height="3.5429in" svg:x="13.9256in" svg:y="7.9469in">
            <draw:object draw:notify-on-update-of-ranges="'Context Similarities'.M1:'Context Similarities'.M6 'Context Similarities'.N1:'Context Similarities'.N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 office:value-type="string">
            <text:p>Jaccard:</text:p>
          </table:table-cell>
          <table:table-cell office:value-type="float" office:value="0.358078602620087">
            <text:p>0.3580786026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verlap:</text:p>
          </table:table-cell>
          <table:table-cell office:value-type="float" office:value="0.697916666666667">
            <text:p>0.6979166667</text:p>
          </table:table-cell>
          <table:table-cell office:value-type="float" office:value="0.69">
            <text:p>0.6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sine:</text:p>
          </table:table-cell>
          <table:table-cell office:value-type="float" office:value="0.925202112254014">
            <text:p>0.9252021123</text:p>
          </table:table-cell>
          <table:table-cell office:value-type="float" office:value="0.92">
            <text:p>0.9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358078602620087">
            <text:p>0.3580786026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Overlap:</text:p>
          </table:table-cell>
          <table:table-cell office:value-type="float" office:value="0.701388888888889">
            <text:p>0.7013888889</text:p>
          </table:table-cell>
          <table:table-cell office:value-type="float" office:value="0.7">
            <text:p>0.7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osine:</text:p>
          </table:table-cell>
          <table:table-cell office:value-type="float" office:value="0.925280533249107">
            <text:p>0.9252805332</text:p>
          </table:table-cell>
          <table:table-cell office:value-type="float" office:value="0.93">
            <text:p>0.9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362445414847162">
            <text:p>0.3624454148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string">
            <text:p>Overlap:</text:p>
          </table:table-cell>
          <table:table-cell office:value-type="float" office:value="0.703125">
            <text:p>0.703125</text:p>
          </table:table-cell>
          <table:table-cell office:value-type="float" office:value="0.71">
            <text:p>0.71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Cosine:</text:p>
          </table:table-cell>
          <table:table-cell office:value-type="float" office:value="0.926401311381449">
            <text:p>0.9264013114</text:p>
          </table:table-cell>
          <table:table-cell office:value-type="float" office:value="0.94">
            <text:p>0.9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362445414847162">
            <text:p>0.3624454148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string">
            <text:p>Overlap:</text:p>
          </table:table-cell>
          <table:table-cell office:value-type="float" office:value="0.704861111111111">
            <text:p>0.7048611111</text:p>
          </table:table-cell>
          <table:table-cell office:value-type="float" office:value="0.72">
            <text:p>0.72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Cosine:</text:p>
          </table:table-cell>
          <table:table-cell office:value-type="float" office:value="0.92851821407922">
            <text:p>0.9285182141</text:p>
          </table:table-cell>
          <table:table-cell office:value-type="float" office:value="0.95">
            <text:p>0.95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362445414847162">
            <text:p>0.3624454148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Overlap:</text:p>
          </table:table-cell>
          <table:table-cell office:value-type="float" office:value="0.708333333333333">
            <text:p>0.7083333333</text:p>
          </table:table-cell>
          <table:table-cell office:value-type="float" office:value="0.73">
            <text:p>0.73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Cosine:</text:p>
          </table:table-cell>
          <table:table-cell office:value-type="float" office:value="0.929538443753213">
            <text:p>0.9295384438</text:p>
          </table:table-cell>
          <table:table-cell office:value-type="float" office:value="0.96">
            <text:p>0.96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366812227074236">
            <text:p>0.3668122271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Overlap:</text:p>
          </table:table-cell>
          <table:table-cell office:value-type="float" office:value="0.710069444444444">
            <text:p>0.7100694444</text:p>
          </table:table-cell>
          <table:table-cell office:value-type="float" office:value="0.74">
            <text:p>0.74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Cosine:</text:p>
          </table:table-cell>
          <table:table-cell office:value-type="float" office:value="0.932148608612102">
            <text:p>0.9321486086</text:p>
          </table:table-cell>
          <table:table-cell office:value-type="float" office:value="0.97">
            <text:p>0.9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366812227074236">
            <text:p>0.366812227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verlap:</text:p>
          </table:table-cell>
          <table:table-cell office:value-type="float" office:value="0.713541666666667">
            <text:p>0.7135416667</text:p>
          </table:table-cell>
          <table:table-cell office:value-type="float" office:value="0.75">
            <text:p>0.75</text:p>
          </table:table-cell>
          <table:table-cell office:value-type="float" office:value="9">
            <text:p>9</text:p>
          </table:table-cell>
          <table:table-cell/>
          <table:table-cell office:value-type="string">
            <text:p>Cosine:</text:p>
          </table:table-cell>
          <table:table-cell office:value-type="float" office:value="0.93510886894616">
            <text:p>0.935108868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66812227074236">
            <text:p>0.366812227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15277777777778">
            <text:p>0.7152777778</text:p>
          </table:table-cell>
          <table:table-cell office:value-type="float" office:value="0.76">
            <text:p>0.7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osine:</text:p>
          </table:table-cell>
          <table:table-cell office:value-type="float" office:value="0.937910078844883">
            <text:p>0.937910078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66812227074236">
            <text:p>0.366812227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15277777777778">
            <text:p>0.715277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82050491326">
            <text:p>0.938205049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66812227074236">
            <text:p>0.366812227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15277777777778">
            <text:p>0.715277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8219985832915">
            <text:p>0.938219985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66812227074236">
            <text:p>0.366812227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15277777777778">
            <text:p>0.715277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8224493816422">
            <text:p>0.938224493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66812227074236">
            <text:p>0.366812227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17013888888889">
            <text:p>0.717013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8602656688025">
            <text:p>0.9386026567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66812227074236">
            <text:p>0.366812227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17013888888889">
            <text:p>0.717013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0290936745075">
            <text:p>0.9402909367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66812227074236">
            <text:p>0.366812227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17013888888889">
            <text:p>0.717013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0845084012418">
            <text:p>0.940845084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66812227074236">
            <text:p>0.366812227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1875">
            <text:p>0.718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194878241928">
            <text:p>0.9419487824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66812227074236">
            <text:p>0.366812227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1875">
            <text:p>0.718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20465450316">
            <text:p>0.94204654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66812227074236">
            <text:p>0.366812227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0486111111111">
            <text:p>0.720486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2742046590184">
            <text:p>0.9427420466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66812227074236">
            <text:p>0.366812227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0486111111111">
            <text:p>0.720486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3833697271898">
            <text:p>0.943833697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117903930131">
            <text:p>0.37117903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2222222222222">
            <text:p>0.7222222222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432511326245">
            <text:p>0.944325113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117903930131">
            <text:p>0.37117903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2222222222222">
            <text:p>0.7222222222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4333126075335">
            <text:p>0.944333126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117903930131">
            <text:p>0.37117903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3958333333333">
            <text:p>0.723958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4707698926795">
            <text:p>0.944707698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117903930131">
            <text:p>0.37117903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3958333333333">
            <text:p>0.723958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5141065412978">
            <text:p>0.9451410654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117903930131">
            <text:p>0.37117903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3958333333333">
            <text:p>0.723958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5355107376256">
            <text:p>0.9453551074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117903930131">
            <text:p>0.37117903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3958333333333">
            <text:p>0.723958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5474751184897">
            <text:p>0.945474751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117903930131">
            <text:p>0.37117903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3958333333333">
            <text:p>0.723958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693277775009">
            <text:p>0.946932777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117903930131">
            <text:p>0.37117903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3958333333333">
            <text:p>0.723958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8065174361644">
            <text:p>0.9480651744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117903930131">
            <text:p>0.37117903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5694444444444">
            <text:p>0.725694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8190566860717">
            <text:p>0.948190566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117903930131">
            <text:p>0.37117903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5694444444444">
            <text:p>0.725694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8230951604631">
            <text:p>0.9482309516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117903930131">
            <text:p>0.37117903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5694444444444">
            <text:p>0.725694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8296706939825">
            <text:p>0.948296706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5545851528384">
            <text:p>0.375545851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5694444444444">
            <text:p>0.725694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833418184076">
            <text:p>0.948334181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5545851528384">
            <text:p>0.375545851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5694444444444">
            <text:p>0.725694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871433973352">
            <text:p>0.9487143397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5545851528384">
            <text:p>0.375545851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7430555555556">
            <text:p>0.727430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9004084271847">
            <text:p>0.949004084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5545851528384">
            <text:p>0.375545851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7430555555556">
            <text:p>0.727430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9382168282622">
            <text:p>0.949382168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5545851528384">
            <text:p>0.375545851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7430555555556">
            <text:p>0.727430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9437527930942">
            <text:p>0.949437527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5545851528384">
            <text:p>0.375545851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7430555555556">
            <text:p>0.727430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9580626337153">
            <text:p>0.949580626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5545851528384">
            <text:p>0.375545851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9166666666667">
            <text:p>0.729166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9581109145524">
            <text:p>0.949581109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5545851528384">
            <text:p>0.375545851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9166666666667">
            <text:p>0.729166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9594002036401">
            <text:p>0.94959400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5545851528384">
            <text:p>0.375545851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9166666666667">
            <text:p>0.729166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0022505491451">
            <text:p>0.950022505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5545851528384">
            <text:p>0.375545851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9166666666667">
            <text:p>0.729166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0125382309734">
            <text:p>0.950125382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9912663755458">
            <text:p>0.3799126638</text:p>
          </table:table-cell>
          <table:table-cell office:value-type="string">
            <text:p>Median</text:p>
          </table:table-cell>
          <table:table-cell table:formula="of:=MEDIAN([.B1:.B100])" office:value-type="float" office:value="0.379912663755458">
            <text:p>0.3799126638</text:p>
          </table:table-cell>
          <table:table-cell/>
          <table:table-cell office:value-type="string">
            <text:p>Overlap:</text:p>
          </table:table-cell>
          <table:table-cell office:value-type="float" office:value="0.729166666666667">
            <text:p>0.7291666667</text:p>
          </table:table-cell>
          <table:table-cell office:value-type="string">
            <text:p>Median</text:p>
          </table:table-cell>
          <table:table-cell table:formula="of:=MEDIAN([.G1:.G100])" office:value-type="float" office:value="0.733506944444444">
            <text:p>0.7335069444</text:p>
          </table:table-cell>
          <table:table-cell/>
          <table:table-cell office:value-type="string">
            <text:p>Cosine:</text:p>
          </table:table-cell>
          <table:table-cell office:value-type="float" office:value="0.950170034198165">
            <text:p>0.9501700342</text:p>
          </table:table-cell>
          <table:table-cell office:value-type="string">
            <text:p>Median</text:p>
          </table:table-cell>
          <table:table-cell table:formula="of:=MEDIAN([.L1:.L100])" office:value-type="float" office:value="0.953386925272021">
            <text:p>0.9533869253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379912663755458">
            <text:p>0.3799126638</text:p>
          </table:table-cell>
          <table:table-cell office:value-type="string">
            <text:p>Standard Deviation</text:p>
          </table:table-cell>
          <table:table-cell table:formula="of:=STDEV([.B1:.B100])" office:value-type="float" office:value="0.0123414594514246">
            <text:p>0.0123414595</text:p>
          </table:table-cell>
          <table:table-cell/>
          <table:table-cell office:value-type="string">
            <text:p>Overlap:</text:p>
          </table:table-cell>
          <table:table-cell office:value-type="float" office:value="0.729166666666667">
            <text:p>0.7291666667</text:p>
          </table:table-cell>
          <table:table-cell office:value-type="string">
            <text:p>Standard Deviation</text:p>
          </table:table-cell>
          <table:table-cell table:formula="of:=STDEV([.G1:.G100])" office:value-type="float" office:value="0.0135822993232772">
            <text:p>0.0135822993</text:p>
          </table:table-cell>
          <table:table-cell/>
          <table:table-cell office:value-type="string">
            <text:p>Cosine:</text:p>
          </table:table-cell>
          <table:table-cell office:value-type="float" office:value="0.950725166644492">
            <text:p>0.9507251666</text:p>
          </table:table-cell>
          <table:table-cell office:value-type="string">
            <text:p>Standard Deviation</text:p>
          </table:table-cell>
          <table:table-cell table:formula="of:=STDEV([.L1:.L100])" office:value-type="float" office:value="0.010300029549462">
            <text:p>0.0103000295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379912663755458">
            <text:p>0.3799126638</text:p>
          </table:table-cell>
          <table:table-cell office:value-type="string">
            <text:p>2Sigma</text:p>
          </table:table-cell>
          <table:table-cell table:formula="of:=[.D40]+2*[.D41]" office:value-type="float" office:value="0.404595582658308">
            <text:p>0.4045955827</text:p>
          </table:table-cell>
          <table:table-cell table:formula="of:=[.D40]-2*[.D41]" office:value-type="float" office:value="0.355229744852609">
            <text:p>0.3552297449</text:p>
          </table:table-cell>
          <table:table-cell office:value-type="string">
            <text:p>Overlap:</text:p>
          </table:table-cell>
          <table:table-cell office:value-type="float" office:value="0.729166666666667">
            <text:p>0.7291666667</text:p>
          </table:table-cell>
          <table:table-cell office:value-type="string">
            <text:p>2Sigma</text:p>
          </table:table-cell>
          <table:table-cell table:formula="of:=[.I40]+2*[.I41]" office:value-type="float" office:value="0.760671543090999">
            <text:p>0.7606715431</text:p>
          </table:table-cell>
          <table:table-cell table:formula="of:=[.I40]-2*[.I41]" office:value-type="float" office:value="0.70634234579789">
            <text:p>0.7063423458</text:p>
          </table:table-cell>
          <table:table-cell office:value-type="string">
            <text:p>Cosine:</text:p>
          </table:table-cell>
          <table:table-cell office:value-type="float" office:value="0.950978120791218">
            <text:p>0.9509781208</text:p>
          </table:table-cell>
          <table:table-cell office:value-type="string">
            <text:p>2Sigma</text:p>
          </table:table-cell>
          <table:table-cell table:formula="of:=[.N40]+2*[.N41]" office:value-type="float" office:value="0.973986984370945">
            <text:p>0.9739869844</text:p>
          </table:table-cell>
          <table:table-cell table:formula="of:=[.N40]-2*[.N41]" office:value-type="float" office:value="0.932786866173097">
            <text:p>0.9327868662</text:p>
          </table:table-cell>
        </table:table-row>
        <table:table-row table:style-name="ro1">
          <table:table-cell office:value-type="string">
            <text:p>Jaccard:</text:p>
          </table:table-cell>
          <table:table-cell office:value-type="float" office:value="0.379912663755458">
            <text:p>0.3799126638</text:p>
          </table:table-cell>
          <table:table-cell office:value-type="string">
            <text:p>3Sigma</text:p>
          </table:table-cell>
          <table:table-cell table:formula="of:=[.D40]+3*[.D41]" office:value-type="float" office:value="0.416937042109732">
            <text:p>0.4169370421</text:p>
          </table:table-cell>
          <table:table-cell table:formula="of:=[.D40]-3*[.D41]" office:value-type="float" office:value="0.342888285401185">
            <text:p>0.3428882854</text:p>
          </table:table-cell>
          <table:table-cell office:value-type="string">
            <text:p>Overlap:</text:p>
          </table:table-cell>
          <table:table-cell office:value-type="float" office:value="0.730902777777778">
            <text:p>0.7309027778</text:p>
          </table:table-cell>
          <table:table-cell office:value-type="string">
            <text:p>3Sigma</text:p>
          </table:table-cell>
          <table:table-cell table:formula="of:=[.I40]+3*[.I41]" office:value-type="float" office:value="0.774253842414276">
            <text:p>0.7742538424</text:p>
          </table:table-cell>
          <table:table-cell table:formula="of:=[.I40]-3*[.I41]" office:value-type="float" office:value="0.692760046474613">
            <text:p>0.6927600465</text:p>
          </table:table-cell>
          <table:table-cell office:value-type="string">
            <text:p>Cosine:</text:p>
          </table:table-cell>
          <table:table-cell office:value-type="float" office:value="0.951538353459398">
            <text:p>0.9515383535</text:p>
          </table:table-cell>
          <table:table-cell office:value-type="string">
            <text:p>3Sigma</text:p>
          </table:table-cell>
          <table:table-cell table:formula="of:=[.N40]+3*[.N41]" office:value-type="float" office:value="0.984287013920407">
            <text:p>0.9842870139</text:p>
          </table:table-cell>
          <table:table-cell table:formula="of:=[.N40]-3*[.N41]" office:value-type="float" office:value="0.922486836623635">
            <text:p>0.9224868366</text:p>
          </table:table-cell>
        </table:table-row>
        <table:table-row table:style-name="ro1">
          <table:table-cell office:value-type="string">
            <text:p>Jaccard:</text:p>
          </table:table-cell>
          <table:table-cell office:value-type="float" office:value="0.379912663755458">
            <text:p>0.3799126638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2638888888889">
            <text:p>0.732638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1663887826763">
            <text:p>0.951663887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9912663755458">
            <text:p>0.3799126638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2638888888889">
            <text:p>0.732638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1877801469522">
            <text:p>0.951877801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9912663755458">
            <text:p>0.3799126638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2638888888889">
            <text:p>0.732638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2464976500187">
            <text:p>0.952464976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9912663755458">
            <text:p>0.3799126638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2638888888889">
            <text:p>0.732638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2791538878568">
            <text:p>0.952791538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9912663755458">
            <text:p>0.3799126638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2638888888889">
            <text:p>0.732638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3018222086448">
            <text:p>0.953018222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9912663755458">
            <text:p>0.3799126638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2638888888889">
            <text:p>0.732638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3168684940699">
            <text:p>0.953168684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9912663755458">
            <text:p>0.3799126638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2638888888889">
            <text:p>0.732638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3368472066402">
            <text:p>0.953368472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9912663755458">
            <text:p>0.3799126638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4375">
            <text:p>0.7343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3405378477639">
            <text:p>0.953405378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4279475982533">
            <text:p>0.38427947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4375">
            <text:p>0.7343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3553547243151">
            <text:p>0.953553547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4279475982533">
            <text:p>0.38427947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4375">
            <text:p>0.7343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3617387136082">
            <text:p>0.953617387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4279475982533">
            <text:p>0.38427947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4375">
            <text:p>0.7343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3692907524973">
            <text:p>0.953692907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4279475982533">
            <text:p>0.38427947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4375">
            <text:p>0.7343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4010097245394">
            <text:p>0.954010097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4279475982533">
            <text:p>0.38427947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4375">
            <text:p>0.7343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4114581938367">
            <text:p>0.954114581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4279475982533">
            <text:p>0.38427947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4375">
            <text:p>0.7343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4247149056936">
            <text:p>0.954247149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4279475982533">
            <text:p>0.38427947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4375">
            <text:p>0.7343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4556078034851">
            <text:p>0.95455607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4279475982533">
            <text:p>0.38427947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4375">
            <text:p>0.7343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4759145453186">
            <text:p>0.954759145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4279475982533">
            <text:p>0.38427947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4375">
            <text:p>0.7343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4973851488769">
            <text:p>0.954973851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4279475982533">
            <text:p>0.38427947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4375">
            <text:p>0.7343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5580772066205">
            <text:p>0.955580772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4279475982533">
            <text:p>0.38427947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6111111111111">
            <text:p>0.736111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5687262581569">
            <text:p>0.9556872626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4279475982533">
            <text:p>0.38427947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6111111111111">
            <text:p>0.736111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5791608342253">
            <text:p>0.955791608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8646288209607">
            <text:p>0.388646288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6111111111111">
            <text:p>0.736111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6693752765577">
            <text:p>0.956693752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8646288209607">
            <text:p>0.388646288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6111111111111">
            <text:p>0.736111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6748494017813">
            <text:p>0.956748494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8646288209607">
            <text:p>0.388646288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6111111111111">
            <text:p>0.736111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6795122849516">
            <text:p>0.956795122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8646288209607">
            <text:p>0.388646288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7847222222222">
            <text:p>0.7378472222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6923978931397">
            <text:p>0.956923978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8646288209607">
            <text:p>0.388646288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7847222222222">
            <text:p>0.7378472222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7044719806377">
            <text:p>0.957044719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8646288209607">
            <text:p>0.388646288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7847222222222">
            <text:p>0.7378472222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7176342079281">
            <text:p>0.957176342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8646288209607">
            <text:p>0.388646288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7847222222222">
            <text:p>0.7378472222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7272193763192">
            <text:p>0.957272193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8646288209607">
            <text:p>0.388646288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7847222222222">
            <text:p>0.7378472222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7282424089013">
            <text:p>0.957282424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8646288209607">
            <text:p>0.388646288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9583333333333">
            <text:p>0.739583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7545637287262">
            <text:p>0.957545637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8646288209607">
            <text:p>0.388646288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9583333333333">
            <text:p>0.739583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7811243223702">
            <text:p>0.957811243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8646288209607">
            <text:p>0.388646288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9583333333333">
            <text:p>0.739583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8742795754417">
            <text:p>0.958742795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8646288209607">
            <text:p>0.388646288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9583333333333">
            <text:p>0.739583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8921637079412">
            <text:p>0.958921637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8646288209607">
            <text:p>0.388646288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41319444444444">
            <text:p>0.741319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9269844953051">
            <text:p>0.95926984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8646288209607">
            <text:p>0.388646288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43055555555556">
            <text:p>0.743055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938849213255">
            <text:p>0.959388492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8646288209607">
            <text:p>0.388646288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43055555555556">
            <text:p>0.743055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9404701464608">
            <text:p>0.959404701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8646288209607">
            <text:p>0.388646288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43055555555556">
            <text:p>0.743055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9436528760828">
            <text:p>0.959436528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93013100436681">
            <text:p>0.393013100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43055555555556">
            <text:p>0.743055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036312874495">
            <text:p>0.9603631287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93013100436681">
            <text:p>0.393013100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44791666666667">
            <text:p>0.744791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0705373470436">
            <text:p>0.960705373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93013100436681">
            <text:p>0.393013100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44791666666667">
            <text:p>0.744791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0766447997676">
            <text:p>0.96076644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93013100436681">
            <text:p>0.393013100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46527777777778">
            <text:p>0.746527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0900055997745">
            <text:p>0.960900056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93013100436681">
            <text:p>0.393013100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46527777777778">
            <text:p>0.746527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1215908178416">
            <text:p>0.961215908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93013100436681">
            <text:p>0.393013100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46527777777778">
            <text:p>0.746527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1741377297773">
            <text:p>0.961741377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97379912663755">
            <text:p>0.3973799127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46527777777778">
            <text:p>0.746527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1830825226065">
            <text:p>0.961830825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97379912663755">
            <text:p>0.3973799127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46527777777778">
            <text:p>0.746527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2194987243425">
            <text:p>0.962194987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97379912663755">
            <text:p>0.3973799127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48263888888889">
            <text:p>0.748263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2711778182921">
            <text:p>0.962711778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97379912663755">
            <text:p>0.3973799127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48263888888889">
            <text:p>0.748263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3273706533401">
            <text:p>0.963273706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97379912663755">
            <text:p>0.3973799127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5">
            <text:p>0.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3921886818486">
            <text:p>0.963921886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97379912663755">
            <text:p>0.3973799127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5">
            <text:p>0.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4794986236489">
            <text:p>0.964794986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97379912663755">
            <text:p>0.3973799127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51736111111111">
            <text:p>0.751736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6165060548456">
            <text:p>0.966165060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40174672489083">
            <text:p>0.4017467249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51736111111111">
            <text:p>0.751736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6360443896856">
            <text:p>0.966360443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40174672489083">
            <text:p>0.4017467249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51736111111111">
            <text:p>0.751736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720571142474">
            <text:p>0.9672057114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40174672489083">
            <text:p>0.4017467249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55208333333333">
            <text:p>0.755208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8316929798327">
            <text:p>0.968316929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40174672489083">
            <text:p>0.4017467249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56944444444444">
            <text:p>0.756944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9866701613352">
            <text:p>0.9698667016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406113537117904">
            <text:p>0.406113537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58680555555556">
            <text:p>0.758680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70736302656617">
            <text:p>0.9707363027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406113537117904">
            <text:p>0.406113537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58680555555556">
            <text:p>0.758680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70974249841714">
            <text:p>0.970974249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414847161572052">
            <text:p>0.414847161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65625">
            <text:p>0.76562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71570094865256">
            <text:p>0.971570094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414847161572052">
            <text:p>0.414847161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69097222222222">
            <text:p>0.7690972222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73031052908651">
            <text:p>0.9730310529</text:p>
          </table:table-cell>
          <table:table-cell table:number-columns-repeated="3"/>
        </table:table-row>
      </table:table>
      <table:table table:name="50 Submissions" table:style-name="ta1" table:print-ranges="'50 Submissions'.A1:'50 Submissions'.T64">
        <table:shapes>
          <draw:frame draw:z-index="0" draw:style-name="gr1" svg:width="7.9382in" svg:height="5.2335in" svg:x="8.2803in" svg:y="0.0709in">
            <draw:object draw:notify-on-update-of-ranges="'50 Submissions'.E3:'50 Submissions'.E1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7.8937in" svg:height="5.3839in" svg:x="8.2488in" svg:y="5.4016in">
            <draw:object draw:notify-on-update-of-ranges="'50 Submissions'.G3:'50 Submissions'.G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row table:style-name="ro1">
          <table:table-cell office:value-type="string">
            <text:p>20ASTLB3L0FBPWA8FU5JZEVE5SUJV7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Context</text:p>
          </table:table-cell>
          <table:table-cell/>
          <table:table-cell office:value-type="string">
            <text:p>NoContext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float" office:value="12">
            <text:p>12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26">
            <text:p>26</text:p>
          </table:table-cell>
          <table:table-cell/>
          <table:table-cell table:style-name="ce1" office:value-type="string">
            <text:p>0,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5,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10,1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15,19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20,2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25,29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30,34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35,39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40,44,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45,49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24">
            <text:p>24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float" office:value="25">
            <text:p>25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27">
            <text:p>27</text:p>
          </table:table-cell>
          <table:table-cell table:number-columns-repeated="3"/>
          <table:table-cell office:value-type="float" office:value="26">
            <text:p>26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float" office:value="26">
            <text:p>26</text:p>
          </table:table-cell>
          <table:table-cell/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33">
            <text:p>33</text:p>
          </table:table-cell>
          <table:table-cell table:number-columns-repeated="3"/>
          <table:table-cell office:value-type="float" office:value="27">
            <text:p>27</text:p>
          </table:table-cell>
          <table:table-cell/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19">
            <text:p>19</text:p>
          </table:table-cell>
          <table:table-cell table:number-columns-repeated="3"/>
          <table:table-cell office:value-type="float" office:value="28">
            <text:p>28</text:p>
          </table:table-cell>
          <table:table-cell/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float" office:value="31">
            <text:p>31</text:p>
          </table:table-cell>
          <table:table-cell/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float" office:value="33">
            <text:p>33</text:p>
          </table:table-cell>
          <table:table-cell/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34">
            <text:p>34</text:p>
          </table:table-cell>
          <table:table-cell/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28">
            <text:p>28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49">
            <text:p>49</text:p>
          </table:table-cell>
          <table:table-cell table:number-columns-repeated="3"/>
          <table:table-cell office:value-type="float" office:value="45">
            <text:p>45</text:p>
          </table:table-cell>
          <table:table-cell/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float" office:value="46">
            <text:p>46</text:p>
          </table:table-cell>
          <table:table-cell/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float" office:value="49">
            <text:p>49</text:p>
          </table:table-cell>
          <table:table-cell/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32">
            <text:p>32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27">
            <text:p>27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28">
            <text:p>28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31">
            <text:p>31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41">
            <text:p>41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33">
            <text:p>33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29">
            <text:p>29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46">
            <text:p>46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15">
            <text:p>15</text:p>
          </table:table-cell>
          <table:table-cell table:number-columns-repeated="6"/>
        </table:table-row>
      </table:table>
      <table:table table:name="10 Submissions" table:style-name="ta1" table:print="false">
        <table:shapes>
          <draw:frame draw:z-index="0" draw:style-name="gr1" svg:width="7.7303in" svg:height="5.4846in" svg:x="16.5665in" svg:y="0.0945in">
            <draw:object draw:notify-on-update-of-ranges="'file:///home/ependergast/LexicalSimplify/data/Sheet1'#Sheet1.G2:'file:///home/ependergast/LexicalSimplify/data/Sheet1'#Sheet1.G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7.9528in" svg:height="5.1528in" svg:x="16.4465in" svg:y="5.5791in">
            <draw:object draw:notify-on-update-of-ranges="'file:///home/ependergast/LexicalSimplify/data/Sheet1'#Sheet1.I2:'file:///home/ependergast/LexicalSimplify/data/Sheet1'#Sheet1.I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7.3858in" svg:y="7.0937in">
            <draw:object draw:notify-on-update-of-ranges="'file:///home/ependergast/LexicalSimplify/data/Sheet1'#Sheet1.K2:'file:///home/ependergast/LexicalSimplify/data/Sheet1'#Sheet1.K1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7" table:default-cell-style-name="Default"/>
        <table:table-column table:style-name="co3" table:number-columns-repeated="9" table:default-cell-style-name="Default"/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C79746OQ1SNWDZAAIR59QKCNFNN3Y</text:p>
          </table:table-cell>
          <table:table-cell office:value-type="float" office:value="6">
            <text:p>6</text:p>
          </table:table-cell>
          <table:table-cell table:number-columns-repeated="3"/>
          <table:table-cell table:style-name="ce2" office:value-type="string" table:number-columns-spanned="2" table:number-rows-spanned="1">
            <text:p>Context</text:p>
          </table:table-cell>
          <table:covered-table-cell/>
          <table:table-cell table:style-name="ce2" office:value-type="string" table:number-columns-spanned="2" table:number-rows-spanned="1">
            <text:p>No Context</text:p>
          </table:table-cell>
          <table:covered-table-cell/>
          <table:table-cell table:style-name="ce2" office:value-type="string" table:number-columns-spanned="2" table:number-rows-spanned="1">
            <text:p>No Target</text:p>
          </table:table-cell>
          <table:covered-table-cell/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1NUFJ51Y7QEUM7IU3SC0TMOFLEDA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PI6UFBNFSVG087NDGJWENG1FGQI4Z</text:p>
          </table:table-cell>
          <table:table-cell office:value-type="float" office:value="4">
            <text:p>4</text:p>
          </table:table-cell>
          <table:table-cell table:formula="of:=[.D2]+1" office:value-type="float" office:value="2">
            <text:p>2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562GMMEGOOGWF46AT1AASEIUIHAAY</text:p>
          </table:table-cell>
          <table:table-cell office:value-type="float" office:value="5">
            <text:p>5</text:p>
          </table:table-cell>
          <table:table-cell table:formula="of:=[.D3]+1"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5DR14IXKO2LFP9YG71653YOC02ABT</text:p>
          </table:table-cell>
          <table:table-cell office:value-type="float" office:value="4">
            <text:p>4</text:p>
          </table:table-cell>
          <table:table-cell table:formula="of:=[.D4]+1" office:value-type="float" office:value="4">
            <text:p>4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JP4J79KQW61EAWQY86CL45XC2FKIQ</text:p>
          </table:table-cell>
          <table:table-cell office:value-type="float" office:value="3">
            <text:p>3</text:p>
          </table:table-cell>
          <table:table-cell table:formula="of:=[.D5]+1"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L179KQW618NATMHJN44DXCETBZKM6</text:p>
          </table:table-cell>
          <table:table-cell office:value-type="float" office:value="4">
            <text:p>4</text:p>
          </table:table-cell>
          <table:table-cell table:formula="of:=[.D6]+1"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VYDHDM25L8IFARGAS5ZEOE4QKTPF5</text:p>
          </table:table-cell>
          <table:table-cell office:value-type="float" office:value="4">
            <text:p>4</text:p>
          </table:table-cell>
          <table:table-cell table:formula="of:=[.D7]+1"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C6K5UFJ51Y7W1GJJ9HS9CSTMC28BN</text:p>
          </table:table-cell>
          <table:table-cell office:value-type="float" office:value="5">
            <text:p>5</text:p>
          </table:table-cell>
          <table:table-cell table:formula="of:=[.D8]+1" office:value-type="float" office:value="8">
            <text:p>8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A79RA7S5WM1CWQCSQY0RMHLA6FUZU</text:p>
          </table:table-cell>
          <table:table-cell office:value-type="float" office:value="4">
            <text:p>4</text:p>
          </table:table-cell>
          <table:table-cell table:formula="of:=[.D9]+1"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0N1Y7QEOZFYWFTWW4DONXRDSS4HEA</text:p>
          </table:table-cell>
          <table:table-cell office:value-type="float" office:value="6">
            <text:p>6</text:p>
          </table:table-cell>
          <table:table-cell table:formula="of:=[.D10]+1" office:value-type="float" office:value="10">
            <text:p>1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SIHFL42J1LYBV3R6ID0QGFKH1NN2N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ZZPCGJ2D21O9JXHLBAPXSI2KM15BI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F55F3Q0JG5T49FW0924HF9SSG3HDH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K24F0OHOVR1A5P4SDC9AHECWYT34K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3ZGYQ4J3NABCY76JQFY6IT1T71PCU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J2YEPLSP75KR9YGNEFAPQEQV7DRXQ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5ZOVR14IXKO881MLP3WI6X3YCZ89D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X8SCM6IAA2SK5MEYBROYKKA464KK1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SM9F9SSSHX176G7W4WHDF8J4CBUY3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LAMEZZ2MIKMTWMSTKP3GTWWX6PN64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D2UDD8XMB3Q9WRKFHLTW6T4EJEPEN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SKYU98JHSTLHQDKJMA9QOBJE7DPDU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9">
            <text:p>9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48YN5F3Q0JGBGQ6RNNYJ49F9GFFBB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9">
            <text:p>9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TYJ2D21O3W534S3T0JIAKYEP9F8EN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1UJ011K274JDWCA0HS8V46UX3ZDBY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1NUFJ51Y7QEUM7IU3SC0TMOFLEAD0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IUSTMOFXRDSA54LI94N5JFM1PWRUY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TRKSSZVXX2QASMEO1FYONIW1BEN5O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UCCF806UFBNLFN0YW63H5SW6B30ES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DKGTP9RA7S529TQD9JON70JM57RWX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VACWY2AOO2GS960SZ7Q0CM6IYX33Z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IFERSQV66RLV4AD7SMWIVKI6QA3BQ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8GNJ92NJKM0BYE3X58Y42GTPXE8DU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IJK274J79KQ2TTSRFXU5FCD4TJHFS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0QEBDPGFL6VICOJD2ED4IOV1GUI3E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BXJ51Y7QEOZLLIC5NJTUOFXR1FFCI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B8IHPCGJ2D27BVG9880RPPSIQ739G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A4OFXRDS4IC71QXR8AFU11A26HUXX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JSOO2GMMEGOU3ICGXXIIA2SE6H88O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0I11K274J79QDOQ5JE4EUXFC1RFDI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4M6UXFCD45XI1L7H3ETSIN3T4BUW4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LTLYHVI44OS87DECOEE7SBAPTXX3S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ALDHJHP4BDDQ3WIC2JXHX3G3TTX4D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UWY5COW0LGR5Q0WVQCCEVNUZKZX6Y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6OAUC26DG67JOPNZB6K8COK2715CP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Y6VR14IXKO2RWU1INNAEX3YO0ZA9J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2DWJ5OPB0YVMM0IQ727MP9U3POX5I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4DP3TVOK5UFPSTIB15O7FYQSPZ365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M5QYN5F3Q0JMSLIQY3W6B49FXFAET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1Z1Q6SVQ8H8E9IEAWWOJVCI1FJN4J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J392HECWA6X9LGWGQRCX5KXPH4KJ2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TEYB49F9SSSNKTLNZES15H5FW5RVN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CZVKCJ011K2DRBRDVHWE18N4UH8AS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CUNHMVHVKCJ6OT46IVJF9KQWUO35P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9TRI8IUB2YUFVB1W4CBBL0FB7WI6K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1KJE1M7PKK9REOQSA1C84LZXD7RYW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HAPW1INMHGYWRBNRL26JFMFFCLI54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V6ZFYQS1CSTSB7HVOJ4QC1EY19KN6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4192NJKM05BS6LEL9N2OTP9RYUAFB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QAKMT6YTWX4NQ9MTMVDH9GI665V0S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JV5NQYN5F3Q668PX9DNKWYB4X28CU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C8VJ8EBDPGFRTNWT7Q9ZNDWICI0FA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L0XKO2L92HEIJ2Q1EPOKCF0CDSFEB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JV21O3W5XH0PCHCMDBYMPLSPVRHBA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P1IA0RYNJ92T6C64G2MRTUHYKP38R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BLK4F0OHOVR7RAHOZTLH2HECKX32O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C2CJ011K274PU14U7X1GN46UL2AC0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NFBAT2D5NQYTS7NUBAGDTYMN0J374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I8P6AUC26DGCU5L1EM0NK0CO8P3AV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QKNJKM05BMJZH9I0D7TX9RA7GRHC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9UGW40SPW1IT99021VJBNAB6Z20DZ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K9Y0LWSBRI8OH3M2508RHSTLZQ0CZ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2R2HECWA6X34B4WJB3PDKXPT69KL4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NJ8N46UXFCDASPWI4ED0NTKIBPRT7</text:p>
          </table:table-cell>
          <table:table-cell office:value-type="float" office:value="9">
            <text:p>9</text:p>
          </table:table-cell>
          <table:table-cell table:number-columns-repeated="9"/>
        </table:table-row>
      </table:table>
      <table:database-ranges>
        <table:database-range table:target-range-address="'No Context Similarities'.A1:'No Context Similarities'.B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in" fo:margin-bottom="0in" fo:margin-left="0in" fo:margin-right="0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3">07/03/2012</text:date>, <text:time>14:2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7-03T14:25:36</dc:date>
    <dc:creator>Edward Pendergast</dc:creator>
    <meta:generator>LibreOffice/3.3$Unix LibreOffice_project/330m19$Build-401</meta:generator>
    <meta:editing-duration>PT18H59M18S</meta:editing-duration>
    <meta:editing-cycles>4</meta:editing-cycles>
    <meta:document-statistic meta:table-count="4" meta:cell-count="1866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636cm" svg:height="13.932cm" xlink:href=".." xlink:type="simple" chart:class="chart:bar" chart:style-name="ch1">
        <chart:title svg:x="5.766cm" svg:y="0.414cm" chart:style-name="ch2">
          <text:p>Context Given: top submission agreement</text:p>
        </chart:title>
        <chart:legend chart:legend-position="end" svg:x="17.292cm" svg:y="6.671cm" chart:style-name="ch3"/>
        <chart:plot-area chart:style-name="ch4" table:cell-range-address="'file:///home/ependergast/LexicalSimplify/data/Sheet1'#Sheet1.G2:'file:///home/ependergast/LexicalSimplify/data/Sheet1'#Sheet1.G11" svg:x="1.403cm" svg:y="2.027cm" svg:width="15.105cm" svg:height="10.646cm">
          <chartooo:coordinate-region svg:x="2.024cm" svg:y="2.226cm" svg:width="14.484cm" svg:height="9.8cm"/>
          <chart:axis chart:dimension="x" chart:name="primary-x" chart:style-name="ch5">
            <chart:title svg:x="6.9cm" svg:y="12.951cm" chart:style-name="ch6">
              <text:p>maximum agreement count</text:p>
            </chart:title>
          </chart:axis>
          <chart:axis chart:dimension="y" chart:name="primary-y" chart:style-name="ch7">
            <chart:title svg:x="0.451cm" svg:y="9.22cm" chart:style-name="ch8">
              <text:p>Number of assignments </text:p>
            </chart:title>
            <chart:grid chart:style-name="ch9" chart:class="major"/>
          </chart:axis>
          <chart:series chart:style-name="ch10" chart:values-cell-range-address="'file:///home/ependergast/LexicalSimplify/data/Sheet1'#Sheet1.G2:'file:///home/ependergast/LexicalSimplify/data/Sheet1'#Sheet1.G1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78cm" svg:y="0.316cm" chart:style-name="ch2">
          <text:p>Overlap No Context</text:p>
        </chart:title>
        <chart:plot-area chart:style-name="ch3" table:cell-range-address="Sheet1.G1:Sheet1.H8" chart:data-source-has-labels="column" svg:x="0.77cm" svg:y="1.635cm" svg:width="14.59cm" svg:height="6.765cm">
          <chartooo:coordinate-region svg:x="1.391cm" svg:y="1.834cm" svg:width="13.969cm" svg:height="5.919cm"/>
          <chart:axis chart:dimension="x" chart:name="primary-x" chart:style-name="ch4">
            <chart:categories table:cell-range-address="Sheet1.G1:Sheet1.G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1:Sheet1.H8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0.62</text:p>
                <draw:g>
                  <svg:desc>Sheet1.G1:Sheet1.G8</svg:desc>
                </draw:g>
              </table:table-cell>
              <table:table-cell office:value-type="float" office:value="3">
                <text:p>3</text:p>
                <draw:g>
                  <svg:desc>Sheet1.H1:Sheet1.H8</svg:desc>
                </draw:g>
              </table:table-cell>
            </table:table-row>
            <table:table-row>
              <table:table-cell office:value-type="string">
                <text:p>0.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.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.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.6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.69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78cm" svg:y="0.316cm" chart:style-name="ch2">
          <text:p>Cosine Similarity No Context</text:p>
        </chart:title>
        <chart:plot-area chart:style-name="ch3" table:cell-range-address="Sheet1.K1:Sheet1.L7" chart:data-source-has-labels="column" svg:x="0.77cm" svg:y="1.635cm" svg:width="14.59cm" svg:height="6.765cm">
          <chartooo:coordinate-region svg:x="1.391cm" svg:y="1.834cm" svg:width="13.969cm" svg:height="5.919cm"/>
          <chart:axis chart:dimension="x" chart:name="primary-x" chart:style-name="ch4">
            <chart:categories table:cell-range-address="Sheet1.K1:Sheet1.K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1:Sheet1.L7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Sheet1.K1:Sheet1.K7</svg:desc>
                </draw:g>
              </table:table-cell>
              <table:table-cell office:value-type="float" office:value="2">
                <text:p>2</text:p>
                <draw:g>
                  <svg:desc>Sheet1.L1:Sheet1.L7</svg:desc>
                </draw:g>
              </table:table-cell>
            </table:table-row>
            <table:table-row>
              <table:table-cell office:value-type="string">
                <text:p>0.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.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01cm" svg:height="13.089cm" xlink:href=".." xlink:type="simple" chart:class="chart:bar" chart:style-name="ch1">
        <chart:title svg:x="5.717cm" svg:y="0.397cm" chart:style-name="ch2">
          <text:p>No Context Given: top submission agreement</text:p>
        </chart:title>
        <chart:legend chart:legend-position="end" svg:x="18.043cm" svg:y="6.249cm" chart:style-name="ch3"/>
        <chart:plot-area chart:style-name="ch4" table:cell-range-address="'file:///home/ependergast/LexicalSimplify/data/Sheet1'#Sheet1.I2:'file:///home/ependergast/LexicalSimplify/data/Sheet1'#Sheet1.I11" svg:x="1.415cm" svg:y="1.959cm" svg:width="15.82cm" svg:height="9.888cm">
          <chartooo:coordinate-region svg:x="2.036cm" svg:y="2.158cm" svg:width="15.199cm" svg:height="9.042cm"/>
          <chart:axis chart:dimension="x" chart:name="primary-x" chart:style-name="ch5">
            <chart:title svg:x="7.27cm" svg:y="12.108cm" chart:style-name="ch6">
              <text:p>maximum agreement count</text:p>
            </chart:title>
          </chart:axis>
          <chart:axis chart:dimension="y" chart:name="primary-y" chart:style-name="ch7">
            <chart:title svg:x="0.451cm" svg:y="8.733cm" chart:style-name="ch8">
              <text:p>Number of assignments</text:p>
            </chart:title>
            <chart:grid chart:style-name="ch9" chart:class="major"/>
          </chart:axis>
          <chart:series chart:style-name="ch10" chart:values-cell-range-address="'file:///home/ependergast/LexicalSimplify/data/Sheet1'#Sheet1.I2:'file:///home/ependergast/LexicalSimplify/data/Sheet1'#Sheet1.I1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15cm" svg:y="0.316cm" chart:style-name="ch2">
          <text:p>No Target Word Given: top submission agreement</text:p>
        </chart:title>
        <chart:legend chart:legend-position="end" svg:x="13.683cm" svg:y="4.205cm" chart:style-name="ch3"/>
        <chart:plot-area chart:style-name="ch4" table:cell-range-address="'file:///home/ependergast/LexicalSimplify/data/Sheet1'#Sheet1.K2:'file:///home/ependergast/LexicalSimplify/data/Sheet1'#Sheet1.K11" svg:x="1.331cm" svg:y="1.635cm" svg:width="11.712cm" svg:height="6.204cm">
          <chartooo:coordinate-region svg:x="1.767cm" svg:y="1.835cm" svg:width="11.276cm" svg:height="5.357cm"/>
          <chart:axis chart:dimension="x" chart:name="primary-x" chart:style-name="ch5">
            <chart:title svg:x="5.132cm" svg:y="8.019cm" chart:style-name="ch6">
              <text:p>maximum agreement count</text:p>
            </chart:title>
          </chart:axis>
          <chart:axis chart:dimension="y" chart:name="primary-y" chart:style-name="ch7">
            <chart:title svg:x="0.451cm" svg:y="6.567cm" chart:style-name="ch8">
              <text:p>Number of assignments</text:p>
            </chart:title>
            <chart:grid chart:style-name="ch9" chart:class="major"/>
          </chart:axis>
          <chart:series chart:style-name="ch10" chart:values-cell-range-address="'file:///home/ependergast/LexicalSimplify/data/Sheet1'#Sheet1.K2:'file:///home/ependergast/LexicalSimplify/data/Sheet1'#Sheet1.K11" chart:class="chart:bar">
            <chart:mean-value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164cm" svg:height="13.294cm" xlink:href=".." xlink:type="simple" chart:class="chart:bar" chart:style-name="ch1">
        <chart:title svg:x="9.284cm" svg:y="0.401cm" chart:style-name="ch2">
          <text:p>Context</text:p>
        </chart:title>
        <chart:plot-area chart:style-name="ch3" table:cell-range-address="'50 Submissions'.E3:'50 Submissions'.E12" svg:x="0.853cm" svg:y="1.975cm" svg:width="18.505cm" svg:height="10.634cm">
          <chartooo:coordinate-region svg:x="1.474cm" svg:y="2.174cm" svg:width="17.884cm" svg:height="9.7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50 Submissions'.E3:'50 Submissions'.E1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0 Submissions'.E3:'50 Submissions'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51cm" svg:height="13.676cm" xlink:href=".." xlink:type="simple" chart:class="chart:bar" chart:style-name="ch1">
        <chart:title svg:x="8.897cm" svg:y="0.409cm" chart:style-name="ch2">
          <text:p>No Context</text:p>
        </chart:title>
        <chart:plot-area chart:style-name="ch3" table:cell-range-address="'50 Submissions'.G3:'50 Submissions'.G12" svg:x="0.851cm" svg:y="2.007cm" svg:width="18.398cm" svg:height="10.976cm">
          <chartooo:coordinate-region svg:x="1.472cm" svg:y="2.206cm" svg:width="17.777cm" svg:height="10.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50 Submissions'.G3:'50 Submissions'.G1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0 Submissions'.G3:'50 Submissions'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23cm" svg:y="0.316cm" chart:style-name="ch2">
          <text:p>Jaccard</text:p>
        </chart:title>
        <chart:plot-area chart:style-name="ch3" table:cell-range-address="Sheet1.D1:Sheet1.D7" svg:x="0.77cm" svg:y="1.635cm" svg:width="14.59cm" svg:height="6.765cm">
          <chartooo:coordinate-region svg:x="1.391cm" svg:y="1.835cm" svg:width="13.969cm" svg:height="5.9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7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D1:Sheet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89cm" svg:y="0.316cm" chart:style-name="ch2">
          <text:p>Overlap</text:p>
        </chart:title>
        <chart:plot-area chart:style-name="ch3" table:cell-range-address="Sheet1.H1:Sheet1.I8" chart:data-source-has-labels="column" svg:x="0.77cm" svg:y="1.635cm" svg:width="14.59cm" svg:height="6.765cm">
          <chartooo:coordinate-region svg:x="1.391cm" svg:y="1.835cm" svg:width="13.969cm" svg:height="5.918cm"/>
          <chart:axis chart:dimension="x" chart:name="primary-x" chart:style-name="ch4">
            <chart:categories table:cell-range-address="Sheet1.H1:Sheet1.H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:Sheet1.I8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0.69</text:p>
                <draw:g>
                  <svg:desc>Sheet1.H1:Sheet1.H8</svg:desc>
                </draw:g>
              </table:table-cell>
              <table:table-cell office:value-type="float" office:value="1">
                <text:p>1</text:p>
                <draw:g>
                  <svg:desc>Sheet1.I1:Sheet1.I8</svg:desc>
                </draw:g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.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.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0.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242cm" svg:y="0.316cm" chart:style-name="ch2">
          <text:p>Cosine</text:p>
        </chart:title>
        <chart:plot-area chart:style-name="ch3" table:cell-range-address="Sheet1.M1:Sheet1.N6" chart:data-source-has-labels="column" svg:x="0.77cm" svg:y="1.635cm" svg:width="14.59cm" svg:height="6.765cm">
          <chartooo:coordinate-region svg:x="1.391cm" svg:y="1.834cm" svg:width="13.969cm" svg:height="5.919cm"/>
          <chart:axis chart:dimension="x" chart:name="primary-x" chart:style-name="ch4">
            <chart:categories table:cell-range-address="Sheet1.M1:Sheet1.M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N1:Sheet1.N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0.92</text:p>
                <draw:g>
                  <svg:desc>Sheet1.M1:Sheet1.M6</svg:desc>
                </draw:g>
              </table:table-cell>
              <table:table-cell office:value-type="float" office:value="5">
                <text:p>5</text:p>
                <draw:g>
                  <svg:desc>Sheet1.N1:Sheet1.N6</svg:desc>
                </draw:g>
              </table:table-cell>
            </table:table-row>
            <table:table-row>
              <table:table-cell office:value-type="string">
                <text:p>0.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.9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12cm" svg:y="0.316cm" chart:style-name="ch2">
          <text:p>Jaccard No Context</text:p>
        </chart:title>
        <chart:plot-area chart:style-name="ch3" table:cell-range-address="Sheet1.C1:Sheet1.D8" chart:data-source-has-labels="column" svg:x="0.77cm" svg:y="1.635cm" svg:width="14.59cm" svg:height="6.765cm">
          <chartooo:coordinate-region svg:x="1.391cm" svg:y="1.835cm" svg:width="13.969cm" svg:height="5.918cm"/>
          <chart:axis chart:dimension="x" chart:name="primary-x" chart:style-name="ch4">
            <chart:categories table:cell-range-address="Sheet1.C1:Sheet1.C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8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0.29</text:p>
                <draw:g>
                  <svg:desc>Sheet1.C1:Sheet1.C8</svg:desc>
                </draw:g>
              </table:table-cell>
              <table:table-cell office:value-type="float" office:value="3">
                <text:p>3</text:p>
                <draw:g>
                  <svg:desc>Sheet1.D1:Sheet1.D8</svg:desc>
                </draw:g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.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.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.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0.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.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.3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